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officeooo:paragraph-rsid="0018510a"/>
    </style:style>
    <style:style style:name="P2" style:family="paragraph" style:parent-style-name="Heading_20_1">
      <style:text-properties officeooo:paragraph-rsid="0018510a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18510a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h text:style-name="P2" text:outline-level="1"><text:bookmark-start text:name="__DdeLink__51272_1180529564"/><text:span text:style-name="Titre_20_1_20_Car">[</text:span>سُورَةُ الْحِجْرۣ ]<text:bookmark-end text:name="__DdeLink__51272_1180529564"/></text:h>
      <text:p text:style-name="P3" loext:marker-style-name="T1"><text:bookmark-start text:name="__DdeLink__51274_1180529564"/><text:span text:style-name="T1">¤</text:span><text:bookmark-end text:name="__DdeLink__51274_1180529564"/><text:span text:style-name="T1"> </text:span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</text:span><text:bookmark-start text:name="__DdeLink__51276_1180529564"/><text:span text:style-name="T2"> </text:span><text:span text:style-name="T1">أَلَٓرۭؐ تِلْكَ ءَايَـٰتُ </text:span><text:span text:style-name="T4">۴</text:span><text:span text:style-name="T1">لْكِتَـٰبِ وَقُرْءَانٍ مُّبِينٍؐ </text:span><text:span text:style-name="T2">(1)</text:span><text:span text:style-name="T1"> رُّبَمَا يَوَدُّ </text:span><text:span text:style-name="T4">۴</text:span><text:span text:style-name="T1">لذِيــنَ كَفَرُواْ لَوْ كَانُواْ مُسْلِمِينَؐ </text:span><text:span text:style-name="T2">(2)</text:span><text:span text:style-name="T1"> ذَرْهُمْ يَاكُلُواْ وَيَتَمَتَّعُواْ وَيُلْهِهِمُ </text:span><text:span text:style-name="T4">۴</text:span><text:span text:style-name="T1">لاَمَلُؐ فَسَوْفَ يَعْلَمُونَؐ </text:span><text:span text:style-name="T2">(3)</text:span><text:span text:style-name="T1"> وَمَآ أَهْلَكْنَا مِن قَرْيَةٖ اِلاَّ وَلَهَا كِتَابٌ مَّعْلُومٌؐ </text:span><text:span text:style-name="T2">(4)</text:span><text:span text:style-name="T1"> مَّا تَسْبِقُ مِنُ </text:span><text:span text:style-name="T4">۷</text:span><text:span text:style-name="T1">مَّةٖ اَجَلَهَا وَمَا يَسْتَـٰخِرُونَؐ </text:span><text:span text:style-name="T2">(5)</text:span><text:span text:style-name="T1"> وَقَالُواْ يَـٰٓأَيُّهَا </text:span><text:span text:style-name="T4">۰ﻟ﮲</text:span><text:span text:style-name="T1"> نُزّۣلَ عَلَيْهِ </text:span><text:span text:style-name="T4">۱</text:span><text:span text:style-name="T1">لذِّكْرُ إِنَّكَ ڤَمَجْنُونٌ </text:span><text:span text:style-name="T2">(6)</text:span><text:span text:style-name="T1"> لَّوْ مَا تَاتِينَا بِالْمَلَئِكَةِ إِن كُنــتَ مِــنَ </text:span><text:span text:style-name="T4">۰</text:span><text:span text:style-name="T1">لصَّـٰدِقِينَؐ </text:span><text:span text:style-name="T2">(7)</text:span><text:span text:style-name="T1"> مَا تَنَزَّلُ </text:span><text:span text:style-name="T4">۴</text:span><text:span text:style-name="T1">لْمَلَئِكَةُ إِلاَّ بِالْحَـقﱢّؐ وَمَا كَانُوٓاْ إِذاً مُّنظَرۣينَؐ </text:span><text:span text:style-name="T2">(8)</text:span><text:span text:style-name="T1"> إِنَّا نَحْنُ نَزَّلْنَا </text:span><text:span text:style-name="T4">۰</text:span><text:span text:style-name="T1">لذِّكْرَؐ وَإِنَّا لَهُ„ لَحَـٰفِظُونَؐ </text:span><text:span text:style-name="T2">(9)</text:span><text:span text:style-name="T1"> وَلَقَدَ اَرْسَلْنَا مِن قَبْلِــكَ فِى شِيَعِ </text:span><text:span text:style-name="T4">۱</text:span><text:span text:style-name="T1">لاَوَّلِينَؐ </text:span><text:span text:style-name="T2">(10)</text:span><text:span text:style-name="T1"> وَمَا يَاتِيهِم مِّن رَّسُولٖ اِلاَّ كَانُواْ بِهِ” يَسْتَهْزۣءُونَؐ </text:span><text:span text:style-name="T2">(11)</text:span><text:span text:style-name="T1"> كَذَ؛لِــكَ نَسْلُكُهُ„ فِى قُلُوبِ </text:span><text:span text:style-name="T4">۱</text:span><text:span text:style-name="T1">ڤْمُجْرۣمِينَ </text:span><text:span text:style-name="T2">(12)</text:span><text:span text:style-name="T1"> لاَ يُومِنُونَ بِهِ” وَقَدْ خَلَــتْ سُنَّةُ </text:span><text:span text:style-name="T4">۴</text:span><text:span text:style-name="T1">لاَوَّلِينَؐ </text:span><text:span text:style-name="T2">(13)</text:span><text:span text:style-name="T1"> وَلَوْ فَتَحْنَا عَلَيْهِم بَاباً مِّــنَ </text:span><text:span text:style-name="T4">۰</text:span><text:span text:style-name="T1">لسَّمَآءِ فَظَلُّواْ فِيهِ يَعْرُجُونَ </text:span><text:span text:style-name="T2">(14)</text:span><text:span text:style-name="T1"> لَقَالُوٓاْ إِنَّمَا سُكِّرَتتتَ اَبْصَـٰرُنَا بَلْ نَحْنُ قَوْمٌ مَّسْحُورُونَؐ </text:span><text:span text:style-name="T2">(15)</text:span><text:span text:style-name="T1"> وَلَقَدْ جَعَلْنَا فِى </text:span><text:span text:style-name="T4">۱</text:span><text:span text:style-name="T1">لسَّمَآءِ بُرُوجاً وَزَيَّنَّـٰهَا لِلنَّـٰظِرۣينَ </text:span><text:span text:style-name="T2">(16)</text:span><text:span text:style-name="T1"> وَحَفِظْنَـٰهَا مِن كُلِّ شَيْطَـٰنٍ رَّجِيمٖ </text:span><text:span text:style-name="T2">(17)</text:span><text:span text:style-name="T1"> اِلاَّ مَـنِ 'سْتَرَقَ </text:span><text:span text:style-name="T4">۰</text:span><text:span text:style-name="T1">لسَّمْعَ فَأَتْبَعَهُ„ شِهَابٌ مُّبِينٌؐ </text:span><text:span text:style-name="T2">(18)</text:span><text:span text:style-name="T1"> وَالاَرْضضضَ مَدَدْنَـٰهَا وَأَلْقَيْنَا فِيهَا رَوَ؛سِيَ وَأَنۢبَتْنَا فِيهَا مِــن كُلِّ شَيْءٍ مَّوْزُونٍ </text:span><text:span text:style-name="T2">(19)</text:span><text:span text:style-name="T1"> وَجَعَلْنَا لَكُمْ فِيهَا مَعَـٰيِشَؐ وَمَن لَّسْتُمْ لَهُ„ بِرَ؛زۣقِينَؐ </text:span><text:span text:style-name="T2">(20)</text:span><text:span text:style-name="T1"> وَإِن مِّن شَيْءٖ اِلاَّ عِندَنَا خَزَآئِنُهُؐ„ وَمَا نُنَزّۣلُهُ; إِلاَّ بِقَدَرٍ مَّعْلُومٍؐ </text:span><text:span text:style-name="T2">(21)</text:span><text:span text:style-name="T1"> </text:span><text:soft-page-break/><text:span text:style-name="T1">® وَأَرْسَلْنَا </text:span><text:span text:style-name="T4">۰</text:span><text:span text:style-name="T1">لرّۣيَـٰحَ لَوَ؛قِحَ فَأَنزَلْنَا مِــنَ </text:span><text:span text:style-name="T4">۰</text:span><text:span text:style-name="T1">لسَّمَآءِ مَآءً فَأَسْقَيْنَـٰكُمُوهُ وَمَآ أَنتُمْ لَهُ„ بِخَـٰزۣنِينَؐ </text:span><text:span text:style-name="T2">(22)</text:span><text:span text:style-name="T1"> وَإِنَّا ڤَنَحْنُ نُحْىِ” وَنُمِيــتُ وَنَحْنُ </text:span><text:span text:style-name="T4">۴</text:span><text:span text:style-name="T1">لْوَ؛رۣثُونَؐ </text:span><text:span text:style-name="T2">(23)</text:span><text:span text:style-name="T1"> وَلَقَدْ عَلِمْنَا </text:span><text:span text:style-name="T4">۰</text:span><text:span text:style-name="T1">لْمُسْتَقْدِمِيــنَ مِنكُمْ وَلَقَدْ عَلِمْنَا </text:span><text:span text:style-name="T4">۰</text:span><text:span text:style-name="T1">ڤْمُسْتَـٰخِرۣينَؐ </text:span><text:span text:style-name="T2">(24)</text:span><text:span text:style-name="T1"> وَإِنَّ رَبَّــكَ هُوَ يَحْشُرُهُمُؐ; إِنَّهُ„ حَكِيم٘ عَلِيمٌؐ </text:span><text:span text:style-name="T2">(25)</text:span><text:span text:style-name="T1"> وَلَقَدْ خَلَقْنَا </text:span><text:span text:style-name="T4">۰</text:span><text:span text:style-name="T1">لِانسَـٰــنَ مِن صَلْصَـٰلٍ مِّنْ حَمَإٍ مَّسْنُونٍؐ </text:span><text:span text:style-name="T2">(26)</text:span><text:span text:style-name="T1"> وَالْجَآنَّ خَلَقْنَـٰهُ مِــن قَبْلُ مِن نّۭارۣ </text:span><text:span text:style-name="T4">۱</text:span><text:span text:style-name="T1">لسَّمُومِؐ </text:span><text:span text:style-name="T2">(27)</text:span><text:span text:style-name="T1"> وَإِذْ قَالَ رَبُّــكَ لِلْمَلَئِكَةِ إِنِّى خَـٰلِقٛ بَشَراً مِّــن صَلْصَـٰلٍ مِّنْ حَمَإٍ مَّسْنُونٍ </text:span><text:span text:style-name="T2">(28)</text:span><text:span text:style-name="T1"> فَإِذَا سَوَّيْتُهُ„ وَنَفَخْــتُ فِيهِ مِن رُّوحِى فَقَعُواْ لَهُ„ سَـٰجِدِينَؐ </text:span><text:span text:style-name="T2">(29)</text:span><text:span text:style-name="T1"> فَسَجَدَ </text:span><text:span text:style-name="T4">۰</text:span><text:span text:style-name="T1">لْمَلَئِكَةُ كُلُّهُمُ; أَجْمَعُونَ </text:span><text:span text:style-name="T2">(30)</text:span><text:span text:style-name="T1"> إِلٓاَّ إِبْلِيسَ أَبۭيٰٓ أَنْ يَّكُونَ مَعَ </text:span><text:span text:style-name="T4">۰</text:span><text:span text:style-name="T1">لسَّـٰجِدِينَؐ </text:span><text:span text:style-name="T2">(31)</text:span><text:span text:style-name="T1"> قَالَ يَـٰٓإِبْلِيــسُ مَا لَكَ أَلاَّ تَكُونَ مَعَ </text:span><text:span text:style-name="T4">۰</text:span><text:span text:style-name="T1">ڤسَّـٰجِدِينَؐ </text:span><text:span text:style-name="T2">(32)</text:span><text:span text:style-name="T1"> قَالَ لَمَ اَكُــن لَأِّسْجُدَ لِبَشَر۫ خَلَقْتَهُ„ مِــن صَلْصَـٰلٍ مِّــنْ حَمَإٍ مَّسْنُونٍؐ </text:span><text:span text:style-name="T2">(33)</text:span><text:span text:style-name="T1"> قَالَ فَاخْرُجْ مِنْهَا فَإِنَّكَ رَجِيمٌ </text:span><text:span text:style-name="T2">(34)</text:span><text:span text:style-name="T1"> وَإِنَّ عَلَيْــكَ </text:span><text:span text:style-name="T4">۰</text:span><text:span text:style-name="T1">للَّعْنَةَ إِلَيٰ يَوْمِ </text:span><text:span text:style-name="T4">۱</text:span><text:span text:style-name="T1">لدِّينِؐ </text:span><text:span text:style-name="T2">(35)</text:span><text:span text:style-name="T1"> قَالَ رَبِّ فَأَنظِرْنِىٓ إِلَيٰ يَوْمِ يُبْعَثُونَؐ </text:span><text:span text:style-name="T2">(36)</text:span><text:span text:style-name="T1"> قَالَ فَإِنَّــكَ مِــنَ </text:span><text:span text:style-name="T4">۰</text:span><text:span text:style-name="T1">لْمُنظَرۣينَ </text:span><text:span text:style-name="T2">(37)</text:span><text:span text:style-name="T1"> إِلَيٰ يَوْمِ </text:span><text:span text:style-name="T4">۱</text:span><text:span text:style-name="T1">لْوَقْــتِ </text:span><text:span text:style-name="T4">۱</text:span><text:span text:style-name="T1">لْمَعْلُومِؐ </text:span><text:span text:style-name="T2">(38)</text:span><text:span text:style-name="T1"> قَالَ رَبببِّ بِمَآ أَغْوَيْتَنِى لُءَزَيِّنَــنَّ لَهُمْ فِى </text:span><text:span text:style-name="T4">۱</text:span><text:span text:style-name="T1">لاَرْضِ وَلُءَغْوۣيَنَّهُمُ; أَجْمَعِينَ </text:span><text:span text:style-name="T2">(39)</text:span><text:span text:style-name="T1"> إِلاَّ عِبَادَكككَ مِنْهُمُ </text:span><text:span text:style-name="T4">۴</text:span><text:span text:style-name="T1">ڤْمُخْلَصِينَؐ </text:span><text:span text:style-name="T2">(40)</text:span><text:span text:style-name="T1"> قَالَ هَـٰذَا صِرَ؛ط٘ عَلَــيَّ مُسْتَقِيم٘ؐ </text:span><text:span text:style-name="T2">(41)</text:span><text:span text:style-name="T1"> اِنننَّ عِبَادِى لَيْــسَ لَــكَ عَلَيْهِمْ سُلْطَـٰــن٘ اِلاَّ مَـنِ 'تَّبَعَكَ مِنَ </text:span><text:span text:style-name="T4">۰</text:span><text:span text:style-name="T1">لْغَاوۣينَؐ </text:span><text:span text:style-name="T2">(42)</text:span><text:span text:style-name="T1"> وَإِنَّ جَهَنَّمَ لَمَوْعِدُهُمُ; أَجْمَعِينَ </text:span><text:span text:style-name="T2">(43)</text:span><text:span text:style-name="T1"> لَهَا سَبْعَةُ أَبْوَ؛بببٍؐ لِّكُـلِّ بَابٍ مِّنْهُمْ جُزْءٌ مَّقْسُوم٘ؐ </text:span><text:span text:style-name="T2">(44)</text:span><text:span text:style-name="T1"> اِنَّ </text:span><text:span text:style-name="T4">۰</text:span><text:span text:style-name="T1">لْمُتَّقِيــنَ فِى جَنَّـٰــتٍ وَعُيُونٖ </text:span><text:span text:style-name="T2">(45)</text:span><text:span text:style-name="T1"> </text:span><text:span text:style-name="T4">۶</text:span><text:span text:style-name="T1">دْخُلُوهَا بِسَچَمٖ —امِنِينَؐ </text:span><text:span text:style-name="T2">(46)</text:span><text:span text:style-name="T1"> وَنَزَعْنَا مَا فِى صُدُورۣهِم مِّنْ غِــ۫لّؐ اِخْوَ؛ناٗ عَلَيٰ سُرُرٍ مُّتَقَـٰبِلِينَؐ </text:span><text:span text:style-name="T2">(47)</text:span><text:span text:style-name="T1"> </text:span><text:soft-page-break/><text:span text:style-name="T1">لاَ يَمَسُّهُمْ فِيهَا نَصَبٌؐ وَمَا هُم مِّنْهَا بِمُخْرَجِينَؐ </text:span><text:span text:style-name="T2">(48)</text:span><text:span text:style-name="T1"> © نَبِّىْٔ عِبَادِيَ أَنِّــيَ أَنَا </text:span><text:span text:style-name="T4">۰</text:span><text:span text:style-name="T1">لْغَفُورُ </text:span><text:span text:style-name="T4">۴</text:span><text:span text:style-name="T1">لرَّحِيمُ </text:span><text:span text:style-name="T2">(49)</text:span><text:span text:style-name="T1"> وَأَنَّ عَذَابِى هُوَ </text:span><text:span text:style-name="T4">۰</text:span><text:span text:style-name="T1">لْعَذَابُ </text:span><text:span text:style-name="T4">۴</text:span><text:span text:style-name="T1">لاَلِيمُؐ </text:span><text:span text:style-name="T2">(50)</text:span><text:span text:style-name="T1"> وَنَبِّيؔهُمْ عَــن ضَيْفِ إِبْرَ؛هِيمَ </text:span><text:span text:style-name="T2">(51)</text:span><text:span text:style-name="T1"> إِذْ دَخَلُواْ عَلَيْهِ فَقَالُواْ سَچَماًؐ قَالَ إِنَّا مِنكُمْ وَجِلُونَؐ </text:span><text:span text:style-name="T2">(52)</text:span><text:span text:style-name="T1"> قَالُواْ لاَ تَوْجَـلِ اِنَّا نُبَشِّرُكَ بِغُچَمٖ عَلِيمٍؐ </text:span><text:span text:style-name="T2">(53)</text:span><text:span text:style-name="T1"> قَالَ أَبَشَّرْتُمُونِى عَلَيٰٓ أَن مَّسَّنِــيَ </text:span><text:span text:style-name="T4">۰</text:span><text:span text:style-name="T1">لْكِبَرُ فَبِمَ تُبَشِّرُونِؐ </text:span><text:span text:style-name="T2">(54)</text:span><text:span text:style-name="T1"> قَالُواْ بَشَّرْنَـٰكَ بِالْحَقِّ فَلاَ تَكُن مِّنَ </text:span><text:span text:style-name="T4">۰</text:span><text:span text:style-name="T1">لْقَـٰنِطِينَؐ </text:span><text:span text:style-name="T2">(55)</text:span><text:span text:style-name="T1"> قَالَ وَمَنْ يَّقْنَطُ مِن رَّحْمَةِ رَبِّهِ“ إِلاَّ </text:span><text:span text:style-name="T4">۰</text:span><text:span text:style-name="T1">لضَّآلُّونَؐ </text:span><text:span text:style-name="T2">(56)</text:span><text:span text:style-name="T1"> قَالَ فَمَا خَطْبُكُمُ; أَيُّهَا </text:span><text:span text:style-name="T4">۰</text:span><text:span text:style-name="T1">لْمُرْسَلُونَؐ </text:span><text:span text:style-name="T2">(57)</text:span><text:span text:style-name="T1"> قَالُوٓاْ إِنَّآ ٱُرْسِلْنَآ إِلَيٰ قَوْمٍ مُّجْرۣمِينَ </text:span><text:span text:style-name="T2">(58)</text:span><text:span text:style-name="T1"> إِلٓاَّ ءَالَ لُوطٖؐ اِنَّا ڤَمُنَجُّوهُمُ; أَجْمَعِينَ </text:span><text:span text:style-name="T2">(59)</text:span><text:span text:style-name="T1"> إِلاَّ "مْرَأَتَهُ„ قَدَّرْنَآ إِنَّهَا لَمِــنَ </text:span><text:span text:style-name="T4">۰</text:span><text:span text:style-name="T1">لْغَـٰبِـرۣينَؐ </text:span><text:span text:style-name="T2">(60)</text:span><text:span text:style-name="T1"> فَلَمَّا جَآءَ .الَ لُوطٖ </text:span><text:span text:style-name="T4">۱</text:span><text:span text:style-name="T1">لْمُرْسَلُونَ </text:span><text:span text:style-name="T2">(61)</text:span><text:span text:style-name="T1"> قَالَ إِنَّكُمْ قَوْمٌ مُّنكَرُونَؐ </text:span><text:span text:style-name="T2">(62)</text:span><text:span text:style-name="T1"> قَالُواْ بَلْ جِيؔنَـٰــكَ بِمَا كَانُواْ فِيهِ يَمْتَرُونَ </text:span><text:span text:style-name="T2">(63)</text:span><text:span text:style-name="T1"> وَأَتَيْنَـٰــكَ بِالْحَقِّ وَإِنَّا لَصَـٰدِقُونَؐ </text:span><text:span text:style-name="T2">(64)</text:span><text:span text:style-name="T1"> فَاسْرۣ بِأَهْلِــكَ بِقِطْعٍ مِّنَ </text:span><text:span text:style-name="T4">۰</text:span><text:span text:style-name="T1">ليْلِ وَاتَّبِعَ اَدْبَـٰرَهُمْ وَلاَ يَلْتَفِتْ مِنكُمُ; أَحَدٌ وَامْضُواْ حَيْــثُ تُومَرُونَؐ </text:span><text:span text:style-name="T2">(65)</text:span><text:span text:style-name="T1"> وَقَضَيْنَآ إِلَيْهِ ذَ؛لِــكَ </text:span><text:span text:style-name="T4">۰</text:span><text:span text:style-name="T1">لاَمْرَ أَنَّ دَابِرَ هَـٰٓؤُلآَءِ مَقْطُوعٌ مُّصْبِحِينَؐ </text:span><text:span text:style-name="T2">(66)</text:span><text:span text:style-name="T1"> وَجَآءَ اهْــلُ </text:span><text:span text:style-name="T4">۴</text:span><text:span text:style-name="T1">لْمَدِينَةِ يَسْتَبْشِرُونَؐ </text:span><text:span text:style-name="T2">(67)</text:span><text:span text:style-name="T1"> قَالَ إِنَّ هَـٰٓؤُلآَءِ ضَيْفِى فَلاَ تَفْضَحُونِؐ </text:span><text:span text:style-name="T2">(68)</text:span><text:span text:style-name="T1"> وَاتَّقُواْ </text:span><text:span text:style-name="T4">۴</text:span><text:span text:style-name="T1">للَّهَ وَلاَ تُخْزُونِؐ </text:span><text:span text:style-name="T2">(69)</text:span><text:span text:style-name="T1"> قَالُوٓاْ أَوَلَمْ نَنْهَكَ عَنِ </text:span><text:span text:style-name="T4">۱</text:span><text:span text:style-name="T1">لْعَـٰلَمِينَؐ </text:span><text:span text:style-name="T2">(70)</text:span><text:span text:style-name="T1"> قَالَ هَـٰٓؤُلآَءِ بَنَاتِيَ إِن كُنتُمْ فَـٰعِلِينَؐ </text:span><text:span text:style-name="T2">(71)</text:span><text:span text:style-name="T1"> لَعَمْرُكككَ إِنَّهُمْ لَفِى سَكْرَتِهِمْ يَعْمَهُونَؐ </text:span><text:span text:style-name="T2">(72)</text:span><text:span text:style-name="T1"> فَأَخَذَتْهُمُ </text:span><text:span text:style-name="T4">۴</text:span><text:span text:style-name="T1">ڤصَّيْحَةُ مُشْرۣقِينَ </text:span><text:span text:style-name="T2">(73)</text:span><text:span text:style-name="T1"> فَجَعَلْنَا عَـٰلِيَهَا سَافِلَهَا وَأَمْطَرْنَا عَلَيْهِمْ حِجَارَةً مِّــن سِجِّيــ۫لؐ </text:span><text:span text:style-name="T2">(74)</text:span><text:span text:style-name="T1"> اِنَّ فِى ذَ؛لِكَ ءَلاَيَـٰتٍ لِّلْمُتَوَسِّمِينَؐ </text:span><text:span text:style-name="T2">(75)</text:span><text:span text:style-name="T1"> وَإِنَّهَا </text:span><text:soft-page-break/><text:span text:style-name="T1">لَبِسَبِيلٍ مُّقِيمٖؐ </text:span><text:span text:style-name="T2">(76)</text:span><text:span text:style-name="T1"> اِنننَّ فِى ذَ؛لِــكَ ءَلاَيَةً لِّلْمُومِنِينَؐ </text:span><text:span text:style-name="T2">(77)</text:span><text:span text:style-name="T1"> ® وَإِن كَانننَ أَصْحَـٰــبُ </text:span><text:span text:style-name="T4">۴</text:span><text:span text:style-name="T1">لاَيْكَةِ لَظَـٰلِمِينَؐ </text:span><text:span text:style-name="T2">(78)</text:span><text:span text:style-name="T1"> فَانتَقَمْنَا مِنْهُمْؐ وَإِنَّهُمَا لَبِإِمَامٍ مُّبِينٍؐ </text:span><text:span text:style-name="T2">(79)</text:span><text:span text:style-name="T1"> وَلَقَدْ كَذَّبَ أَصْحَـٰــبُ </text:span><text:span text:style-name="T4">۴</text:span><text:span text:style-name="T1">لْحِجْرۣ </text:span><text:span text:style-name="T4">۱</text:span><text:span text:style-name="T1">لْمُرْسَلِينَؐ </text:span><text:span text:style-name="T2">(80)</text:span><text:span text:style-name="T1"> وَءَاتَيْنَـٰهُمُ; ءَايَـٰتِنَا فَكَانُواْ عَنْهَا مُعْرۣضِينَؐ </text:span><text:span text:style-name="T2">(81)</text:span><text:span text:style-name="T1"> وَكَانُواْ يَنْحِتُونَ مِنَ </text:span><text:span text:style-name="T4">۰</text:span><text:span text:style-name="T1">لْجِبَالِ بُيُوتاٗ —امِنِينَؐ </text:span><text:span text:style-name="T2">(82)</text:span><text:span text:style-name="T1"> فَأَخَذَتْهُمُ </text:span><text:span text:style-name="T4">۴</text:span><text:span text:style-name="T1">ڤصَّيْحَةُ مُصْبِحِينَؐ </text:span><text:span text:style-name="T2">(83)</text:span><text:span text:style-name="T1"> فَمَآ أَغْنۭــيٰ عَنْهُم مَّا كَانُواْ يَكْسِبُونَؐ </text:span><text:span text:style-name="T2">(84)</text:span><text:span text:style-name="T1"> وَمَا خَلَقْنَا </text:span><text:span text:style-name="T4">۰</text:span><text:span text:style-name="T1">لسَّمَـٰوَ؛تتتِ وَالاَرْضَ وَمَا بَيْنَهُمَآ إِلاَّ بِالْحَـقﱢّؐ وَإِنننَّ </text:span><text:span text:style-name="T4">۰</text:span><text:span text:style-name="T1">لسَّاعَةَ ءَلاَتِيَةٌؐ فَاصْفَحِ </text:span><text:span text:style-name="T4">۱</text:span><text:span text:style-name="T1">ڤصَّفْحَ </text:span><text:span text:style-name="T4">۰</text:span><text:span text:style-name="T1">لْجَمِيــلَؐ </text:span><text:span text:style-name="T2">(85)</text:span><text:span text:style-name="T1"> إِنَّ رَبَّــكَ هُوَ </text:span><text:span text:style-name="T4">۰</text:span><text:span text:style-name="T1">لْخَـچَّقُ </text:span><text:span text:style-name="T4">۴</text:span><text:span text:style-name="T1">لْعَلِيمُؐ </text:span><text:span text:style-name="T2">(86)</text:span><text:span text:style-name="T1"> وَلَقَدَ —اتَيْنَـٰكَ سَبْعاً مِّــنَ </text:span><text:span text:style-name="T4">۰</text:span><text:span text:style-name="T1">لْمَثَانِى وَالْقُرْءَانَ </text:span><text:span text:style-name="T4">۰</text:span><text:span text:style-name="T1">لْعَظِيمَؐ </text:span><text:span text:style-name="T2">(87)</text:span><text:span text:style-name="T1"> لاَ تَمُدَّنَّ عَيْنَيْــكَ إِلَــيٰ مَا مَتَّعْنَا بِهِ“ أَزْوَ؛جاً مِّنْهُمْؐ وَلاَ تَحْزَنْ عَلَيْهِمْؐ وَاخْفِضْ جَنَاحَكَ لِلْمُومِنِينَؐ </text:span><text:span text:style-name="T2">(88)</text:span><text:span text:style-name="T1"> وَقُلِ اِنِّيَ أَنَا </text:span><text:span text:style-name="T4">۰</text:span><text:span text:style-name="T1">لنَّذِيرُ </text:span><text:span text:style-name="T4">۴</text:span><text:span text:style-name="T1">لْمُبِينُ </text:span><text:span text:style-name="T2">(89)</text:span><text:span text:style-name="T1"> كَمَآ أَنزَلْنَا عَلَي </text:span><text:span text:style-name="T4">۰</text:span><text:span text:style-name="T1">لْمُقْتَسِمِينَ </text:span><text:span text:style-name="T2">(90)</text:span><text:span text:style-name="T1"> </text:span><text:span text:style-name="T4">۰</text:span><text:span text:style-name="T1">لذِيــنَ جَعَلُواْ </text:span><text:span text:style-name="T4">۴</text:span><text:span text:style-name="T1">لْقُرْءَانَ عِضِينَؐ </text:span><text:span text:style-name="T2">(91)</text:span><text:span text:style-name="T1"> فَوَرَبِّــكَ لَنَسْـَٔلَنَّهُمُ; أَجْمَعِينَ </text:span><text:span text:style-name="T2">(92)</text:span><text:span text:style-name="T1"> عَمَّا كَانُواْ يَعْمَلُونَؐ </text:span><text:span text:style-name="T2">(93)</text:span><text:span text:style-name="T1"> فَاصْدَعْ بِمَا تُومَرُؐ وَأَعْرۣضضضْ عَـنِ </text:span><text:span text:style-name="T4">۱</text:span><text:span text:style-name="T1">لْمُشْرۣكِينَؐ </text:span><text:span text:style-name="T2">(94)</text:span><text:span text:style-name="T1"> إِنَّا كَفَيْنَـٰــكَ </text:span><text:span text:style-name="T4">۰</text:span><text:span text:style-name="T1">لْمُسْتَهْزۣءِينَ </text:span><text:span text:style-name="T2">(95)</text:span><text:span text:style-name="T1"> </text:span><text:span text:style-name="T4">۰</text:span><text:span text:style-name="T1">لذِيــنَ يَجْعَلُونَ مَعَ </text:span><text:span text:style-name="T4">۰</text:span><text:span text:style-name="T1">للَّهِ إِچَهاٗ —اخَرَؐ فَسَوْفَ يَعْلَمُونَؐ </text:span><text:span text:style-name="T2">(96)</text:span><text:span text:style-name="T1"> وَلَقَدْ نَعْلَمُ أَنَّــكَ يَضِيــقُ صَدْرُكككَ بِمَا يَقُولُونَؐ </text:span><text:span text:style-name="T2">(97)</text:span><text:span text:style-name="T1"> فَسَبِّحْ بِحَمْدِ رَبِّــكَ وَكُــن مِّـنَ </text:span><text:span text:style-name="T4">۰</text:span><text:span text:style-name="T1">لسَّـٰجِدِينَؐ </text:span><text:span text:style-name="T2">(98)</text:span><text:span text:style-name="T1"> وَاعْبُدْ رَبَّــكَ حَتَّيٰ يَاتِيَــكَ </text:span><text:span text:style-name="T4">۰</text:span><text:span text:style-name="T1">لْيَقِينُ </text:span><text:span text:style-name="T2">(99)</text:span><text:span text:style-name="T1"> </text:span><text:bookmark-end text:name="__DdeLink__51276_11805295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50:47.066930720</meta:creation-date>
    <dc:date>2025-02-27T21:52:02.949555760</dc:date>
    <meta:editing-duration>PT1M18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4" meta:paragraph-count="2" meta:word-count="765" meta:character-count="4272" meta:non-whitespace-character-count="3508"/>
  </office:meta>
</office:document-meta>
</file>